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style:font-name="Ungkam Basi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ck numbering</text:p>
      <text:p text:style-name="Standard"/>
      <text:p text:style-name="Standard">Additional CDLI corrections and/or mention that CDLI corrections are futile?</text:p>
      <text:p text:style-name="Standard"/>
      <text:p text:style-name="Standard">Update unicode font install before making PDF</text:p>
      <text:p text:style-name="Standard"/>
      <text:p text:style-name="Standard">Redo header row boxes to be just underline</text:p>
      <text:p text:style-name="Standard"/>
      <text:p text:style-name="Standard">Remove OID from revise.tab</text:p>
      <text:p text:style-name="Standard"/>
      <text:p text:style-name="Standard">Rename revise.tab to ad-L23190-data.tab or the like</text:p>
      <text:p text:style-name="Standard"/>
      <text:p text:style-name="Standard">Rename report to ad-L23190.pdf or the like</text:p>
      <text:p text:style-name="Standard"/>
      <text:p text:style-name="Standard">Rename font to ad-L23190.ttf or the like</text:p>
      <text:p text:style-name="Standard"/>
      <text:p text:style-name="P1">ŠITA – normalization needed for @g forms? Most @g forms do not have an allograph code</text:p>
      <text:p text:style-name="P1">Very few @f numbers in Uruk IV/III?</text:p>
      <text:p text:style-name="P1">approximations page for compounds? or list them on web page?</text:p>
      <text:p text:style-name="P1"/>
      <text:p text:style-name="P1">LEAVE OUT OF THIS REPORT</text:p>
      <text:p text:style-name="P1">|TUG₂~a@g.(BAD&amp;BAD) missing from AP/CDLI; ZATU 558; clear on photo of P003578; line art needs slight completion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3T18:15:13</dc:date>
    <dc:creator>Steve Tinney</dc:creator>
    <meta:editing-duration>P1DT33M54S</meta:editing-duration>
    <meta:editing-cycles>28</meta:editing-cycles>
    <meta:generator>OpenOffice/4.1.13$Unix OpenOffice.org_project/4113m1$Build-9810</meta:generator>
    <meta:document-statistic meta:table-count="0" meta:image-count="0" meta:object-count="0" meta:page-count="1" meta:paragraph-count="14" meta:word-count="108" meta:character-count="653"/>
  </office:meta>
</office:document-meta>
</file>